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ableColumn31" style:family="table-column">
      <style:table-column-properties style:column-width="3.4708in" style:use-optimal-column-width="false"/>
    </style:style>
    <style:style style:name="TableColumn32" style:family="table-column">
      <style:table-column-properties style:column-width="3.4472in" style:use-optimal-column-width="false"/>
    </style:style>
    <style:style style:name="TableColumn33" style:family="table-column">
      <style:table-column-properties style:column-width="0.1666in" style:use-optimal-column-width="false"/>
    </style:style>
    <style:style style:name="Table30" style:family="table">
      <style:table-properties style:width="7.0847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top="0.0833in" fo:margin-bottom="0.0833in"/>
    </style:style>
    <style:style style:name="T3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38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line-height="115%"/>
    </style:style>
    <style:style style:name="TableCell40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line-height="115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style:writing-mode="lr-tb" fo:padding-top="0in" fo:padding-left="0.075in" fo:padding-bottom="0in" fo:padding-right="0.075in"/>
    </style:style>
    <style:style style:name="T4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4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>
        <style:tab-stops>
          <style:tab-stop style:type="center" style:position="1.6486in"/>
        </style:tab-stops>
      </style:paragraph-properties>
    </style:style>
    <style:style style:name="T4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4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Standard" style:family="paragraph">
      <style:paragraph-properties>
        <style:tab-stops>
          <style:tab-stop style:type="center" style:position="1.6486in"/>
        </style:tab-stops>
      </style:paragraph-properties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38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top="0.0416in" fo:margin-bottom="0.1in"/>
    </style:style>
    <style:style style:name="T5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5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57" style:family="table-cell">
      <style:table-cell-properties fo:border="0.0138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top="0.0416in" fo:margin-bottom="0.1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margin-top="0.0416in" fo:margin-bottom="0.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top="0.0833in" fo:margin-bottom="0.0833in"/>
    </style:style>
    <style:style style:name="T6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65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line-height="115%"/>
    </style:style>
    <style:style style:name="TableCell67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line-height="115%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margin-top="0.0277in" fo:margin-bottom="0.0277in"/>
    </style:style>
    <style:style style:name="T7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7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margin-top="0.0277in" fo:margin-bottom="0.0277in"/>
    </style:style>
    <style:style style:name="T7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P77" style:parent-style-name="Standard" style:family="paragraph">
      <style:paragraph-properties fo:margin-top="0.0277in" fo:margin-bottom="0.0277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margin-top="0.0277in" fo:margin-bottom="0.0277in"/>
    </style:style>
    <style:style style:name="T8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top="0.0277in" fo:margin-bottom="0.0277in"/>
    </style:style>
    <style:style style:name="T8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margin-top="0.0277in" fo:margin-bottom="0.0277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margin-top="0.0277in" fo:margin-bottom="0.0277in"/>
    </style:style>
    <style:style style:name="T9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9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92" style:family="table-cell">
      <style:table-cell-properties fo:border="0.0138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top="0.0277in" fo:margin-bottom="0.0277in"/>
    </style:style>
    <style:style style:name="T9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Standard" style:family="paragraph">
      <style:paragraph-properties fo:margin-top="0.0277in" fo:margin-bottom="0.0277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margin-top="0.0277in" fo:margin-bottom="0.0277in"/>
    </style:style>
    <style:style style:name="T10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01" style:family="table-cell">
      <style:table-cell-properties fo:border="0.0138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top="0.0277in" fo:margin-bottom="0.0277in"/>
    </style:style>
    <style:style style:name="T10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Standard" style:family="paragraph">
      <style:paragraph-properties fo:margin-top="0.0277in" fo:margin-bottom="0.0277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margin-top="0.0277in" fo:margin-bottom="0.0277in" fo:margin-left="0.25in">
        <style:tab-stops/>
      </style:paragraph-properties>
    </style:style>
    <style:style style:name="TableCell109" style:family="table-cell">
      <style:table-cell-properties fo:border="0.0138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top="0.0277in" fo:margin-bottom="0.0277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Standard" style:family="paragraph">
      <style:paragraph-properties fo:margin-top="0.0277in" fo:margin-bottom="0.0277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fo:margin-top="0.0277in" fo:margin-bottom="0.0277in" fo:margin-left="0.25in">
        <style:tab-stops/>
      </style:paragraph-properties>
    </style:style>
    <style:style style:name="TableCell116" style:family="table-cell">
      <style:table-cell-properties fo:border="0.0138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top="0.0277in" fo:margin-bottom="0.0277in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P119" style:parent-style-name="Standard" style:family="paragraph">
      <style:paragraph-properties fo:margin-top="0.0277in" fo:margin-bottom="0.0277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top="0.0833in" fo:margin-bottom="0.0833in"/>
    </style:style>
    <style:style style:name="T12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124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line-height="115%"/>
    </style:style>
    <style:style style:name="TableCell126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line-height="115%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138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top="0.0416in" fo:margin-bottom="0.1in"/>
    </style:style>
    <style:style style:name="T13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32" style:parent-style-name="Standard" style:family="paragraph">
      <style:paragraph-properties fo:margin-top="0.0416in" fo:margin-bottom="0.1in"/>
    </style:style>
    <style:style style:name="T13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34" style:family="table-cell">
      <style:table-cell-properties fo:border="0.0138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line-height="115%"/>
    </style:style>
    <style:style style:name="TableCell136" style:family="table-cell">
      <style:table-cell-properties fo:border="0.0138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line-height="115%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top="0.0833in" fo:margin-bottom="0.0833in"/>
    </style:style>
    <style:style style:name="T14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142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line-height="115%"/>
    </style:style>
    <style:style style:name="TableCell144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line-height="115%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138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justify" fo:margin-top="0.1in" fo:margin-bottom="0.1in"/>
    </style:style>
    <style:style style:name="T14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50" style:parent-style-name="Standard" style:family="paragraph">
      <style:paragraph-properties fo:text-align="justify"/>
    </style:style>
    <style:style style:name="T15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53" style:parent-style-name="Standard" style:family="paragraph">
      <style:paragraph-properties fo:text-align="justify"/>
    </style:style>
    <style:style style:name="T15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55" style:parent-style-name="Standard" style:family="paragraph">
      <style:paragraph-properties fo:text-align="justify"/>
    </style:style>
    <style:style style:name="T15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57" style:family="table-cell">
      <style:table-cell-properties fo:border="0.0138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line-height="115%"/>
    </style:style>
    <style:style style:name="TableCell159" style:family="table-cell">
      <style:table-cell-properties fo:border="0.0138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line-height="115%"/>
    </style:style>
    <style:style style:name="P161" style:parent-style-name="Standard" style:family="paragraph">
      <style:paragraph-properties fo:margin-top="0.1in" fo:margin-bottom="0.1in"/>
    </style:style>
  </office:automatic-styles>
  <office:body>
    <office:text text:use-soft-page-breaks="true">
      <text:p text:style-name="P1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Informações Gerais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Standard"><text:span text:style-name="T44">Data da reunião</text:span><text:span text:style-name="T45">: 29/02/2015</text:span></text:p>
          </table:table-cell>
          <table:table-cell table:style-name="TableCell46">
            <text:p text:style-name="P47"><text:span text:style-name="T48">Local</text:span><text:span text:style-name="T49">: Inf</text:span>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<text:span text:style-name="T55">Reunião marcada por</text:span><text:span text:style-name="T56">: Equipe</text:span>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Participantes</text:span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Augusto César</text:span></text:p>
          </table:table-cell>
          <table:table-cell table:style-name="TableCell73">
            <text:p text:style-name="P74"><text:span text:style-name="T75">Desenvolvimento</text:span>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<text:span text:style-name="T81">Guilherme Alves</text:span></text:p>
          </table:table-cell>
          <table:table-cell table:style-name="TableCell82">
            <text:p text:style-name="P83"><text:span text:style-name="T84">Scrum Master</text:span>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Jhordan<text:s/></text:span><text:span text:style-name="T91">Gabriel</text:span></text:p>
          </table:table-cell>
          <table:table-cell table:style-name="TableCell92">
            <text:p text:style-name="P93"><text:span text:style-name="T94">Desenvolvimento</text:span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<text:span text:style-name="T100">Igor Queiroz</text:span></text:p>
          </table:table-cell>
          <table:table-cell table:style-name="TableCell101">
            <text:p text:style-name="P102"><text:span text:style-name="T103">Desenvolvimento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<text:span text:style-name="T123">Assuntos da Reunião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pan text:style-name="T131">1 – Retrospectiva do Sprint 3;</text:span></text:p>
            <text:p text:style-name="P132"><text:span text:style-name="T133">2 – Review do Sprint 3;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<text:span text:style-name="T141">Memória da Reunião</text:span>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<text:span text:style-name="T149">Segue abaixo relato da reunião:</text:span></text:p>
            <text:list text:style-name="LS1" text:continue-numbering="true">
              <text:list-item>
                <text:p text:style-name="P150"><text:span text:style-name="T151">Pela ausência parcial de um dos membros da equipe, o<text:s/></text:span><text:span text:style-name="T152">tempo de entrega foi comprometido, sendo alguns casos de uso necessitados de se passar para o próximo sprint.</text:span></text:p>
              </text:list-item>
              <text:list-item>
                <text:p text:style-name="P153"><text:span text:style-name="T154">A reunião pela web se mostrou uma boa solução para o problema de tempo, apesar de lenta, é flexível.</text:span></text:p>
              </text:list-item>
              <text:list-item>
                <text:p text:style-name="P155"><text:span text:style-name="T156">Foi necessário a inclusão do caso de uso Cadastrar Usuário</text:span></text:p>
              </text:list-item>
            </text:list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</table:table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color="#000000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WW_CharLFO1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bullet text:level="1" text:style-name="WW_CharLFO1LVL1" text:bullet-char="∙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Verdana"/>
      </text:list-level-style-bullet>
      <text:list-level-style-bullet text:level="4" text:style-name="WW_CharLFO1LVL4" text:bullet-char="∙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Verdana"/>
      </text:list-level-style-bullet>
      <text:list-level-style-bullet text:level="7" text:style-name="WW_CharLFO1LVL7" text:bullet-char="∙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Verdana"/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Verdana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line-height="115%"/>
    </style:style>
    <style:style style:name="TableColumn4" style:family="table-column">
      <style:table-column-properties style:column-width="1.3548in" style:use-optimal-column-width="false"/>
    </style:style>
    <style:style style:name="TableColumn5" style:family="table-column">
      <style:table-column-properties style:column-width="5.5451in" style:use-optimal-column-width="false"/>
    </style:style>
    <style:style style:name="Table3" style:family="table">
      <style:table-properties style:width="6.9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" style:parent-style-name="Standard" style:family="paragraph">
      <style:paragraph-properties fo:text-align="center"/>
    </style:style>
    <style:style style:name="T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</style:style>
    <style:style style:name="T1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ableCell1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6" style:parent-style-name="Standard" style:family="paragraph">
      <style:paragraph-properties fo:line-height="115%"/>
    </style:style>
    <style:style style:name="TableColumn18" style:family="table-column">
      <style:table-column-properties style:column-width="3.15in" style:use-optimal-column-width="false"/>
    </style:style>
    <style:style style:name="TableColumn19" style:family="table-column">
      <style:table-column-properties style:column-width="2.3472in" style:use-optimal-column-width="false"/>
    </style:style>
    <style:style style:name="TableColumn20" style:family="table-column">
      <style:table-column-properties style:column-width="1.2701in" style:use-optimal-column-width="false"/>
    </style:style>
    <style:style style:name="Table17" style:family="table">
      <style:table-properties style:width="6.767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38in solid #000000" style:writing-mode="lr-tb" fo:padding-top="0in" fo:padding-left="0.075in" fo:padding-bottom="0in" fo:padding-right="0.075in"/>
    </style:style>
    <style:style style:name="T23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ableCell24" style:family="table-cell">
      <style:table-cell-properties fo:border="0.0138in solid #000000" style:writing-mode="lr-tb" fo:padding-top="0in" fo:padding-left="0.075in" fo:padding-bottom="0in" fo:padding-right="0.075in"/>
    </style:style>
    <style:style style:name="T25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6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ableCell27" style:family="table-cell">
      <style:table-cell-properties fo:border="0.0138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end"/>
    </style:style>
    <style:style style:name="T2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<text:s/></text:span></text:p>
              <text:p text:style-name="P10"><text:span text:style-name="T11"><text:s/>PROJETO SBR</text:span></text:p>
              <text:p text:style-name="P12"/>
            </table:table-cell>
            <table:table-cell table:style-name="TableCell13">
              <text:p text:style-name="P14"><text:span text:style-name="T15">ATA DA REUNIÃO DE PROJETO</text:span></text:p>
            </table:table-cell>
          </table:table-row>
        </table:table>
        <text:p text:style-name="Standard"/>
      </style:header>
      <style:footer>
        <text:p text:style-name="P16"/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Standard"><text:span text:style-name="T23">Ata de reunião - Revisões e Retrospectiva <text:s text:c="43"/></text:span></text:p>
            </table:table-cell>
            <table:table-cell table:style-name="TableCell24">
              <text:p text:style-name="Standard"><text:span text:style-name="T25"><text:s text:c="9"/></text:span><text:span text:style-name="T26"><text:page-number text:fixed="false">1</text:page-number></text:span></text:p>
            </table:table-cell>
            <table:table-cell table:style-name="TableCell27">
              <text:p text:style-name="P28"><text:span text:style-name="T29">Data: dd/mm/aaaa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Guilherme Alves</dc:creator>
    <meta:creation-date>2016-02-29T23:32:00Z</meta:creation-date>
    <dc:date>2016-03-01T00:15:00Z</dc:date>
    <meta:template xlink:href="Normal.dotm" xlink:type="simple"/>
    <meta:editing-cycles>4</meta:editing-cycles>
    <meta:editing-duration>PT720S</meta:editing-duration>
    <meta:document-statistic meta:page-count="1" meta:paragraph-count="1" meta:word-count="110" meta:character-count="709" meta:row-count="5" meta:non-whitespace-character-count="600"/>
  </office:meta>
</office:document-meta>
</file>